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MyModule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8099" number:language="ru" number:country="RU">
      <number:boolean/>
    </number:boolean-style>
    <style:style style:name="ce1" style:family="table-cell" style:parent-style-name="Default" style:data-style-name="N8099"/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checkbox form:name="Флажок 1" form:control-implementation="ooo:com.sun.star.form.component.CheckBox" xml:id="control1" form:id="control1" form:label="Срочно" form:linked-cell="Sheet1.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4" table:default-cell-style-name="Default"/>
        <table:table-row table:style-name="ro1">
          <table:table-cell table:style-name="ce1" office:value-type="boolean" office:boolean-value="false">
            <text:p>ЛОЖЬ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>
            <draw:control table:end-cell-address="Sheet1.E4" table:end-x="0.141cm" table:end-y="0.373cm" draw:z-index="0" draw:style-name="gr1" draw:text-style-name="P1" svg:width="2.259cm" svg:height="0.372cm" svg:x="0.14cm" svg:y="0.001cm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.04.2017</text:date>, <text:time>22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46S</meta:editing-duration>
    <meta:editing-cycles>7</meta:editing-cycles>
    <meta:generator>OpenOffice/4.1.3$Win32 OpenOffice.org_project/413m1$Build-9783</meta:generator>
    <dc:date>2017-04-04T22:02:26.45</dc:date>
    <dc:creator>Alex Lasher</dc:creator>
    <meta:document-statistic meta:table-count="3" meta:cell-count="8" meta:object-count="1"/>
    <meta:user-defined meta:name="Info 1"/>
    <meta:user-defined meta:name="Info 2"/>
    <meta:user-defined meta:name="Info 3"/>
    <meta:user-defined meta:name="Info 4"/>
  </office:meta>
</office:document-meta>
</file>

<file path=Basic/Standard/MyModule.xml><?xml version="1.0" encoding="utf-8"?>
<!DOCTYPE module  PUBLIC '-//OpenOffice.org//DTD OfficeDocument 1.0//EN'  'module.dtd'>
<script:module xmlns:script="http://openoffice.org/2000/script" script:name="MyModule" script:language="StarBasic">REM  *****  BASIC  *****

Sub Main
dim cell_val
cell_val = ThisComponent.Sheets(0).getCellByPosition(0,0).value
If cell_val=True Then
msgbox "ВКЛ"
msgbox cell_val
Else
msgbox "ВЫКЛ"
msgbox cell_val
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